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J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setJ( List &lt; ObjectJ_B &gt;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get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set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setH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setA( lo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setG( int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setL( List &lt; ObjectJ_C &gt;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get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setK( List &lt; ObjectC &gt;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setM( List &lt; CommonObject &gt;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A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